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0.432cm"/>
    </style:style>
    <style:style style:name="co8" style:family="table-column">
      <style:table-column-properties fo:break-before="auto" style:column-width="1.065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2.94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ff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0000ff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25cm" svg:height="13.706cm" svg:x="0.022cm" svg:y="15.171cm">
            <draw:object draw:notify-on-update-of-ranges="Sheet1.B4:Sheet1.B27 Sheet1.B3:Sheet1.B3 Sheet1.C4:Sheet1.C27 Sheet1.D3:Sheet1.D3 Sheet1.E4:Sheet1.E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216cm" svg:height="15.691cm" svg:x="24.189cm" svg:y="0.603cm">
            <draw:object draw:notify-on-update-of-ranges="Sheet1.K4:Sheet1.K33 Sheet1.M3:Sheet1.M3 Sheet1.M4:Sheet1.M33 Sheet1.K4:Sheet1.K33 Sheet1.N3:Sheet1.N3 Sheet1.N4:Sheet1.N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.702cm" svg:height="19.492cm" svg:x="0.404cm" svg:y="6.209cm">
            <draw:object draw:notify-on-update-of-ranges="Sheet1.A3:Sheet1.A3 Sheet1.A4:Sheet1.A13 Sheet1.G3:Sheet1.G3 Sheet1.G4:Sheet1.G13 Sheet1.H3:Sheet1.H3 Sheet1.H4:Sheet1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3" table:default-cell-style-name="Default"/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  <table:table-cell office:value-type="float" office:value="73000" calcext:value-type="float">
            <text:p>73000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ARD=(V/5*1024)-1</text:p>
          </table:table-cell>
          <table:table-cell table:style-name="Default"/>
          <table:table-cell table:style-name="ce10" office:value-type="float" office:value="300" calcext:value-type="float">
            <text:p>300</text:p>
          </table:table-cell>
          <table:table-cell table:style-name="Default" office:value-type="float" office:value="75000" calcext:value-type="float">
            <text:p>75000</text:p>
          </table:table-cell>
          <table:table-cell office:value-type="string" calcext:value-type="string">
            <text:p>Ratio</text:p>
          </table:table-cell>
          <table:table-cell office:value-type="float" office:value="70944" calcext:value-type="float">
            <text:p>70944</text:p>
          </table:table-cell>
          <table:table-cell office:value-type="string" calcext:value-type="string">
            <text:p><text:span text:style-name="T3">$L$1</text:span><text:span text:style-name="T4">*(1/</text:span><text:span text:style-name="T5">K3</text:span><text:span text:style-name="T4">)-317</text:span>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0"/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Temp C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Ohms</text:p>
          </table:table-cell>
          <table:table-cell table:style-name="ce2" office:value-type="string" calcext:value-type="string">
            <text:p>Algo Volts</text:p>
          </table:table-cell>
          <table:table-cell table:style-name="ce2" office:value-type="string" calcext:value-type="string">
            <text:p>2.2k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HEXCalc</text:p>
          </table:table-cell>
          <table:table-cell office:value-type="string" calcext:value-type="string">
            <text:p>ALGO</text:p>
          </table:table-cell>
          <table:table-cell/>
          <table:table-cell table:style-name="ce7" office:value-type="string" calcext:value-type="string">
            <text:p>Volts</text:p>
          </table:table-cell>
          <table:table-cell table:style-name="ce7" office:value-type="string" calcext:value-type="string">
            <text:p>Temp ‘C</text:p>
          </table:table-cell>
          <table:table-cell table:style-name="ce7" office:value-type="string" calcext:value-type="string">
            <text:p>Arduino ADC</text:p>
          </table:table-cell>
          <table:table-cell table:style-name="ce7" office:value-type="string" calcext:value-type="string">
            <text:p>BEAN Value Accurate</text:p>
          </table:table-cell>
          <table:table-cell table:style-name="ce7" office:value-type="string" calcext:value-type="string">
            <text:p>Crude BEAN Value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405" calcext:value-type="float">
            <text:p>4405</text:p>
          </table:table-cell>
          <table:table-cell table:style-name="ce2" table:formula="of:=([.$P$49]*([.A4]^2))+([.$P$50]*[.A4])+[.$P$51]" office:value-type="float" office:value="3.09775" calcext:value-type="float">
            <text:p>3.09775</text:p>
          </table:table-cell>
          <table:table-cell table:style-name="ce2" table:formula="of:=(5*[.C4])/(2200+[.C4])" office:value-type="float" office:value="3.33459500378501" calcext:value-type="float">
            <text:p>3.33459500378501</text:p>
          </table:table-cell>
          <table:table-cell table:formula="of:=([.E4]/5*1024)-1" office:value-type="float" office:value="681.92505677517" calcext:value-type="float">
            <text:p>681.92505677517</text:p>
          </table:table-cell>
          <table:table-cell table:formula="of:=[.A4]+93" office:value-type="float" office:value="98" calcext:value-type="float">
            <text:p>98</text:p>
          </table:table-cell>
          <table:table-cell table:formula="of:=[.$G$1]/(([.F4])+[.$F$1])" office:value-type="float" office:value="76.1269084421428" calcext:value-type="float">
            <text:p>76.1269084421428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(0.052-SQRT(0.00084*[.J4]-0.000152))/0.00042" office:value-type="float" office:value="5.91030092247669" calcext:value-type="float">
            <text:p>6</text:p>
          </table:table-cell>
          <table:table-cell table:formula="of:=(([.J4]/5)*1024)-1" office:value-type="float" office:value="633.88" calcext:value-type="float">
            <text:p>634</text:p>
          </table:table-cell>
          <table:table-cell table:formula="of:=[.K4]+93" office:value-type="float" office:value="98.9103009224767" calcext:value-type="float">
            <text:p>99</text:p>
          </table:table-cell>
          <table:table-cell table:formula="of:=[.$N$1]/(([.L4])+[.$M$1])" office:value-type="float" office:value="80.3101040818949" calcext:value-type="float">
            <text:p>80</text:p>
          </table:table-cell>
          <table:table-cell table:number-columns-repeated="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3608" calcext:value-type="float">
            <text:p>3608</text:p>
          </table:table-cell>
          <table:table-cell table:style-name="ce2" table:formula="of:=([.$P$49]*([.A5]^2))+([.$P$50]*[.A5])+[.$P$51]" office:value-type="float" office:value="2.856" calcext:value-type="float">
            <text:p>2.856</text:p>
          </table:table-cell>
          <table:table-cell table:style-name="ce2" table:formula="of:=(5*[.C5])/(2200+[.C5])" office:value-type="float" office:value="3.10606060606061" calcext:value-type="float">
            <text:p>3.10606060606061</text:p>
          </table:table-cell>
          <table:table-cell table:formula="of:=([.E5]/5*1024)-1" office:value-type="float" office:value="635.121212121212" calcext:value-type="float">
            <text:p>635.121212121212</text:p>
          </table:table-cell>
          <table:table-cell table:formula="of:=[.A5]+93" office:value-type="float" office:value="103" calcext:value-type="float">
            <text:p>103</text:p>
          </table:table-cell>
          <table:table-cell table:formula="of:=[.$G$1]/(([.F5])+[.$F$1])" office:value-type="float" office:value="80.0332225913621" calcext:value-type="float">
            <text:p>80.0332225913621</text:p>
          </table:table-cell>
          <table:table-cell/>
          <table:table-cell office:value-type="float" office:value="3" calcext:value-type="float">
            <text:p>3</text:p>
          </table:table-cell>
          <table:table-cell table:formula="of:=(0.052-SQRT(0.00084*[.J5]-0.000152))/0.00042" office:value-type="float" office:value="7.947380375272" calcext:value-type="float">
            <text:p>8</text:p>
          </table:table-cell>
          <table:table-cell table:formula="of:=(([.J5]/5)*1024)-1" office:value-type="float" office:value="613.4" calcext:value-type="float">
            <text:p>613</text:p>
          </table:table-cell>
          <table:table-cell table:formula="of:=[.K5]+93" office:value-type="float" office:value="100.947380375272" calcext:value-type="float">
            <text:p>101</text:p>
          </table:table-cell>
          <table:table-cell table:formula="of:=[.$N$1]/(([.L5])+[.$M$1])" office:value-type="float" office:value="82.110794832494" calcext:value-type="float">
            <text:p>82</text:p>
          </table:table-cell>
          <table:table-cell table:number-columns-repeated="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2356" calcext:value-type="float">
            <text:p>2356</text:p>
          </table:table-cell>
          <table:table-cell table:style-name="ce2" table:formula="of:=([.$P$49]*([.A6]^2))+([.$P$50]*[.A6])+[.$P$51]" office:value-type="float" office:value="2.404" calcext:value-type="float">
            <text:p>2.404</text:p>
          </table:table-cell>
          <table:table-cell table:style-name="ce2" table:formula="of:=(5*[.C6])/(2200+[.C6])" office:value-type="float" office:value="2.585601404741" calcext:value-type="float">
            <text:p>2.585601404741</text:p>
          </table:table-cell>
          <table:table-cell table:formula="of:=([.E6]/5*1024)-1" office:value-type="float" office:value="528.531167690957" calcext:value-type="float">
            <text:p>528.531167690957</text:p>
          </table:table-cell>
          <table:table-cell table:formula="of:=[.A6]+93" office:value-type="float" office:value="113" calcext:value-type="float">
            <text:p>113</text:p>
          </table:table-cell>
          <table:table-cell table:formula="of:=[.$G$1]/(([.F6])+[.$F$1])" office:value-type="float" office:value="90.6234332425068" calcext:value-type="float">
            <text:p>90.6234332425068</text:p>
          </table:table-cell>
          <table:table-cell/>
          <table:table-cell office:value-type="float" office:value="2.9" calcext:value-type="float">
            <text:p>2.9</text:p>
          </table:table-cell>
          <table:table-cell table:formula="of:=(0.052-SQRT(0.00084*[.J6]-0.000152))/0.00042" office:value-type="float" office:value="10.0209224252522" calcext:value-type="float">
            <text:p>10</text:p>
          </table:table-cell>
          <table:table-cell table:formula="of:=(([.J6]/5)*1024)-1" office:value-type="float" office:value="592.92" calcext:value-type="float">
            <text:p>593</text:p>
          </table:table-cell>
          <table:table-cell table:formula="of:=[.K6]+93" office:value-type="float" office:value="103.020922425252" calcext:value-type="float">
            <text:p>103</text:p>
          </table:table-cell>
          <table:table-cell table:formula="of:=[.$N$1]/(([.L6])+[.$M$1])" office:value-type="float" office:value="83.9940868162881" calcext:value-type="float">
            <text:p>84</text:p>
          </table:table-cell>
          <table:table-cell table:number-columns-repeated="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1626" calcext:value-type="float">
            <text:p>1626</text:p>
          </table:table-cell>
          <table:table-cell table:style-name="ce2" table:formula="of:=([.$P$49]*([.A7]^2))+([.$P$50]*[.A7])+[.$P$51]" office:value-type="float" office:value="1.994" calcext:value-type="float">
            <text:p>1.994</text:p>
          </table:table-cell>
          <table:table-cell table:style-name="ce2" table:formula="of:=(5*[.C7])/(2200+[.C7])" office:value-type="float" office:value="2.12493465760585" calcext:value-type="float">
            <text:p>2.12493465760585</text:p>
          </table:table-cell>
          <table:table-cell table:formula="of:=([.E7]/5*1024)-1" office:value-type="float" office:value="434.186617877679" calcext:value-type="float">
            <text:p>434.186617877679</text:p>
          </table:table-cell>
          <table:table-cell table:formula="of:=[.A7]+93" office:value-type="float" office:value="123" calcext:value-type="float">
            <text:p>123</text:p>
          </table:table-cell>
          <table:table-cell table:formula="of:=[.$G$1]/(([.F7])+[.$F$1])" office:value-type="float" office:value="102.645350973907" calcext:value-type="float">
            <text:p>102.645350973907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(0.052-SQRT(0.00084*[.J7]-0.000152))/0.00042" office:value-type="float" office:value="12.1329580994422" calcext:value-type="float">
            <text:p>12</text:p>
          </table:table-cell>
          <table:table-cell table:formula="of:=(([.J7]/5)*1024)-1" office:value-type="float" office:value="572.44" calcext:value-type="float">
            <text:p>572</text:p>
          </table:table-cell>
          <table:table-cell table:formula="of:=[.K7]+93" office:value-type="float" office:value="105.132958099442" calcext:value-type="float">
            <text:p>105</text:p>
          </table:table-cell>
          <table:table-cell table:formula="of:=[.$N$1]/(([.L7])+[.$M$1])" office:value-type="float" office:value="85.9657970748705" calcext:value-type="float">
            <text:p>86</text:p>
          </table:table-cell>
          <table:table-cell table:number-columns-repeated="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798" calcext:value-type="float">
            <text:p>798</text:p>
          </table:table-cell>
          <table:table-cell table:style-name="ce2" table:formula="of:=([.$P$49]*([.A8]^2))+([.$P$50]*[.A8])+[.$P$51]" office:value-type="float" office:value="1.3" calcext:value-type="float">
            <text:p>1.3</text:p>
          </table:table-cell>
          <table:table-cell table:style-name="ce2" table:formula="of:=(5*[.C8])/(2200+[.C8])" office:value-type="float" office:value="1.33088725817211" calcext:value-type="float">
            <text:p>1.33088725817211</text:p>
          </table:table-cell>
          <table:table-cell table:formula="of:=([.E8]/5*1024)-1" office:value-type="float" office:value="271.565710473649" calcext:value-type="float">
            <text:p>271.565710473649</text:p>
          </table:table-cell>
          <table:table-cell table:formula="of:=[.A8]+93" office:value-type="float" office:value="143" calcext:value-type="float">
            <text:p>143</text:p>
          </table:table-cell>
          <table:table-cell table:formula="of:=[.$G$1]/(([.F8])+[.$F$1])" office:value-type="float" office:value="133.074303782075" calcext:value-type="float">
            <text:p>133.074303782075</text:p>
          </table:table-cell>
          <table:table-cell/>
          <table:table-cell office:value-type="float" office:value="2.7" calcext:value-type="float">
            <text:p>2.7</text:p>
          </table:table-cell>
          <table:table-cell table:formula="of:=(0.052-SQRT(0.00084*[.J8]-0.000152))/0.00042" office:value-type="float" office:value="14.2857142857143" calcext:value-type="float">
            <text:p>14</text:p>
          </table:table-cell>
          <table:table-cell table:formula="of:=(([.J8]/5)*1024)-1" office:value-type="float" office:value="551.96" calcext:value-type="float">
            <text:p>552</text:p>
          </table:table-cell>
          <table:table-cell table:formula="of:=[.K8]+93" office:value-type="float" office:value="107.285714285714" calcext:value-type="float">
            <text:p>107</text:p>
          </table:table-cell>
          <table:table-cell table:formula="of:=[.$N$1]/(([.L8])+[.$M$1])" office:value-type="float" office:value="88.0323019860087" calcext:value-type="float">
            <text:p>88</text:p>
          </table:table-cell>
          <table:table-cell table:number-columns-repeated="1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425" calcext:value-type="float">
            <text:p>425</text:p>
          </table:table-cell>
          <table:table-cell table:style-name="ce2" table:formula="of:=([.$P$49]*([.A9]^2))+([.$P$50]*[.A9])+[.$P$51]" office:value-type="float" office:value="0.774" calcext:value-type="float">
            <text:p>0.774</text:p>
          </table:table-cell>
          <table:table-cell table:style-name="ce2" table:formula="of:=(5*[.C9])/(2200+[.C9])" office:value-type="float" office:value="0.80952380952381" calcext:value-type="float">
            <text:p>0.80952380952381</text:p>
          </table:table-cell>
          <table:table-cell table:formula="of:=([.E9]/5*1024)-1" office:value-type="float" office:value="164.790476190476" calcext:value-type="float">
            <text:p>164.790476190476</text:p>
          </table:table-cell>
          <table:table-cell table:formula="of:=[.A9]+93" office:value-type="float" office:value="163" calcext:value-type="float">
            <text:p>163</text:p>
          </table:table-cell>
          <table:table-cell table:formula="of:=[.$G$1]/(([.F9])+[.$F$1])" office:value-type="float" office:value="165.236699146331" calcext:value-type="float">
            <text:p>165.236699146331</text:p>
          </table:table-cell>
          <table:table-cell/>
          <table:table-cell office:value-type="float" office:value="2.6" calcext:value-type="float">
            <text:p>2.6</text:p>
          </table:table-cell>
          <table:table-cell table:formula="of:=(0.052-SQRT(0.00084*[.J9]-0.000152))/0.00042" office:value-type="float" office:value="16.481641242051" calcext:value-type="float">
            <text:p>16</text:p>
          </table:table-cell>
          <table:table-cell table:formula="of:=(([.J9]/5)*1024)-1" office:value-type="float" office:value="531.48" calcext:value-type="float">
            <text:p>531</text:p>
          </table:table-cell>
          <table:table-cell table:formula="of:=[.K9]+93" office:value-type="float" office:value="109.481641242051" calcext:value-type="float">
            <text:p>109</text:p>
          </table:table-cell>
          <table:table-cell table:formula="of:=[.$N$1]/(([.L9])+[.$M$1])" office:value-type="float" office:value="90.2006061480733" calcext:value-type="float">
            <text:p>90</text:p>
          </table:table-cell>
          <table:table-cell table:number-columns-repeated="1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241" calcext:value-type="float">
            <text:p>241</text:p>
          </table:table-cell>
          <table:table-cell table:style-name="ce2" table:formula="of:=([.$P$49]*([.A10]^2))+([.$P$50]*[.A10])+[.$P$51]" office:value-type="float" office:value="0.416" calcext:value-type="float">
            <text:p>0.416</text:p>
          </table:table-cell>
          <table:table-cell table:style-name="ce2" table:formula="of:=(5*[.C10])/(2200+[.C10])" office:value-type="float" office:value="0.493650143383859" calcext:value-type="float">
            <text:p>0.493650143383859</text:p>
          </table:table-cell>
          <table:table-cell table:formula="of:=([.E10]/5*1024)-1" office:value-type="float" office:value="100.099549365014" calcext:value-type="float">
            <text:p>100.099549365014</text:p>
          </table:table-cell>
          <table:table-cell table:formula="of:=[.A10]+93" office:value-type="float" office:value="183" calcext:value-type="float">
            <text:p>183</text:p>
          </table:table-cell>
          <table:table-cell table:formula="of:=[.$G$1]/(([.F10])+[.$F$1])" office:value-type="float" office:value="193.582835415535" calcext:value-type="float">
            <text:p>193.582835415535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(0.052-SQRT(0.00084*[.J10]-0.000152))/0.00042" office:value-type="float" office:value="18.7234452823147" calcext:value-type="float">
            <text:p>19</text:p>
          </table:table-cell>
          <table:table-cell table:formula="of:=(([.J10]/5)*1024)-1" office:value-type="float" office:value="511" calcext:value-type="float">
            <text:p>511</text:p>
          </table:table-cell>
          <table:table-cell table:formula="of:=[.K10]+93" office:value-type="float" office:value="111.723445282315" calcext:value-type="float">
            <text:p>112</text:p>
          </table:table-cell>
          <table:table-cell table:formula="of:=[.$N$1]/(([.L10])+[.$M$1])" office:value-type="float" office:value="92.478421701603" calcext:value-type="float">
            <text:p>92</text:p>
          </table:table-cell>
          <table:table-cell table:number-columns-repeated="1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190" calcext:value-type="float">
            <text:p>190</text:p>
          </table:table-cell>
          <table:table-cell table:style-name="ce2" table:formula="of:=([.$P$49]*([.A11]^2))+([.$P$50]*[.A11])+[.$P$51]" office:value-type="float" office:value="0.3" calcext:value-type="float">
            <text:p>0.3</text:p>
          </table:table-cell>
          <table:table-cell table:style-name="ce2" table:formula="of:=(5*[.C11])/(2200+[.C11])" office:value-type="float" office:value="0.397489539748954" calcext:value-type="float">
            <text:p>0.397489539748954</text:p>
          </table:table-cell>
          <table:table-cell table:formula="of:=([.E11]/5*1024)-1" office:value-type="float" office:value="80.4058577405858" calcext:value-type="float">
            <text:p>80.4058577405858</text:p>
          </table:table-cell>
          <table:table-cell table:formula="of:=[.A11]+93" office:value-type="float" office:value="193" calcext:value-type="float">
            <text:p>193</text:p>
          </table:table-cell>
          <table:table-cell table:formula="of:=[.$G$1]/(([.F11])+[.$F$1])" office:value-type="float" office:value="204.249590259892" calcext:value-type="float">
            <text:p>204.249590259892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(0.052-SQRT(0.00084*[.J11]-0.000152))/0.00042" office:value-type="float" office:value="21.0141278813195" calcext:value-type="float">
            <text:p>21</text:p>
          </table:table-cell>
          <table:table-cell table:formula="of:=(([.J11]/5)*1024)-1" office:value-type="float" office:value="490.52" calcext:value-type="float">
            <text:p>491</text:p>
          </table:table-cell>
          <table:table-cell table:formula="of:=[.K11]+93" office:value-type="float" office:value="114.01412788132" calcext:value-type="float">
            <text:p>114</text:p>
          </table:table-cell>
          <table:table-cell table:formula="of:=[.$N$1]/(([.L11])+[.$M$1])" office:value-type="float" office:value="94.8742599807722" calcext:value-type="float">
            <text:p>95</text:p>
          </table:table-cell>
          <table:table-cell table:number-columns-repeated="13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48" calcext:value-type="float">
            <text:p>148</text:p>
          </table:table-cell>
          <table:table-cell table:style-name="ce2" table:formula="of:=([.$P$49]*([.A12]^2))+([.$P$50]*[.A12])+[.$P$51]" office:value-type="float" office:value="0.226" calcext:value-type="float">
            <text:p>0.226</text:p>
          </table:table-cell>
          <table:table-cell table:style-name="ce2" table:formula="of:=(5*[.C12])/(2200+[.C12])" office:value-type="float" office:value="0.315161839863714" calcext:value-type="float">
            <text:p>0.315161839863714</text:p>
          </table:table-cell>
          <table:table-cell table:formula="of:=([.E12]/5*1024)-1" office:value-type="float" office:value="63.5451448040886" calcext:value-type="float">
            <text:p>63.5451448040886</text:p>
          </table:table-cell>
          <table:table-cell table:formula="of:=[.A12]+93" office:value-type="float" office:value="203" calcext:value-type="float">
            <text:p>203</text:p>
          </table:table-cell>
          <table:table-cell table:formula="of:=[.$G$1]/(([.F12])+[.$F$1])" office:value-type="float" office:value="214.362181090545" calcext:value-type="float">
            <text:p>214.362181090545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(0.052-SQRT(0.00084*[.J12]-0.000152))/0.00042" office:value-type="float" office:value="23.3570328108144" calcext:value-type="float">
            <text:p>23</text:p>
          </table:table-cell>
          <table:table-cell table:formula="of:=(([.J12]/5)*1024)-1" office:value-type="float" office:value="470.04" calcext:value-type="float">
            <text:p>470</text:p>
          </table:table-cell>
          <table:table-cell table:formula="of:=[.K12]+93" office:value-type="float" office:value="116.357032810814" calcext:value-type="float">
            <text:p>116</text:p>
          </table:table-cell>
          <table:table-cell table:formula="of:=[.$N$1]/(([.L12])+[.$M$1])" office:value-type="float" office:value="97.3975377902447" calcext:value-type="float">
            <text:p>97</text:p>
          </table:table-cell>
          <table:table-cell table:number-columns-repeated="13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12" calcext:value-type="float">
            <text:p>112</text:p>
          </table:table-cell>
          <table:table-cell table:style-name="ce2" table:formula="of:=([.$P$49]*([.A13]^2))+([.$P$50]*[.A13])+[.$P$51]" office:value-type="float" office:value="0.194" calcext:value-type="float">
            <text:p>0.194</text:p>
          </table:table-cell>
          <table:table-cell table:style-name="ce2" table:formula="of:=(5*[.C13])/(2200+[.C13])" office:value-type="float" office:value="0.242214532871972" calcext:value-type="float">
            <text:p>0.242214532871972</text:p>
          </table:table-cell>
          <table:table-cell table:formula="of:=([.E13]/5*1024)-1" office:value-type="float" office:value="48.6055363321799" calcext:value-type="float">
            <text:p>48.6055363321799</text:p>
          </table:table-cell>
          <table:table-cell table:formula="of:=[.A13]+93" office:value-type="float" office:value="213" calcext:value-type="float">
            <text:p>213</text:p>
          </table:table-cell>
          <table:table-cell table:formula="of:=[.$G$1]/(([.F13])+[.$F$1])" office:value-type="float" office:value="224.197662061637" calcext:value-type="float">
            <text:p>224.197662061637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(0.052-SQRT(0.00084*[.J13]-0.000152))/0.00042" office:value-type="float" office:value="25.7559034191714" calcext:value-type="float">
            <text:p>26</text:p>
          </table:table-cell>
          <table:table-cell table:formula="of:=(([.J13]/5)*1024)-1" office:value-type="float" office:value="449.56" calcext:value-type="float">
            <text:p>450</text:p>
          </table:table-cell>
          <table:table-cell table:formula="of:=[.K13]+93" office:value-type="float" office:value="118.755903419171" calcext:value-type="float">
            <text:p>119</text:p>
          </table:table-cell>
          <table:table-cell table:formula="of:=[.$N$1]/(([.L13])+[.$M$1])" office:value-type="float" office:value="100.058701104648" calcext:value-type="float">
            <text:p>10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2.1" calcext:value-type="float">
            <text:p>2.1</text:p>
          </table:table-cell>
          <table:table-cell table:formula="of:=(0.052-SQRT(0.00084*[.J14]-0.000152))/0.00042" office:value-type="float" office:value="28.2149528576918" calcext:value-type="float">
            <text:p>28</text:p>
          </table:table-cell>
          <table:table-cell table:formula="of:=(([.J14]/5)*1024)-1" office:value-type="float" office:value="429.08" calcext:value-type="float">
            <text:p>429</text:p>
          </table:table-cell>
          <table:table-cell table:formula="of:=[.K14]+93" office:value-type="float" office:value="121.214952857692" calcext:value-type="float">
            <text:p>121</text:p>
          </table:table-cell>
          <table:table-cell table:formula="of:=[.$N$1]/(([.L14])+[.$M$1])" office:value-type="float" office:value="102.869369616503" calcext:value-type="float">
            <text:p>10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(0.052-SQRT(0.00084*[.J15]-0.000152))/0.00042" office:value-type="float" office:value="30.738951020514" calcext:value-type="float">
            <text:p>31</text:p>
          </table:table-cell>
          <table:table-cell table:formula="of:=(([.J15]/5)*1024)-1" office:value-type="float" office:value="408.6" calcext:value-type="float">
            <text:p>409</text:p>
          </table:table-cell>
          <table:table-cell table:formula="of:=[.K15]+93" office:value-type="float" office:value="123.738951020514" calcext:value-type="float">
            <text:p>124</text:p>
          </table:table-cell>
          <table:table-cell table:formula="of:=[.$N$1]/(([.L15])+[.$M$1])" office:value-type="float" office:value="105.84250635055" calcext:value-type="float">
            <text:p>1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9" calcext:value-type="float">
            <text:p>1.9</text:p>
          </table:table-cell>
          <table:table-cell table:formula="of:=(0.052-SQRT(0.00084*[.J16]-0.000152))/0.00042" office:value-type="float" office:value="33.3333333333333" calcext:value-type="float">
            <text:p>33</text:p>
          </table:table-cell>
          <table:table-cell table:formula="of:=(([.J16]/5)*1024)-1" office:value-type="float" office:value="388.12" calcext:value-type="float">
            <text:p>388</text:p>
          </table:table-cell>
          <table:table-cell table:formula="of:=[.K16]+93" office:value-type="float" office:value="126.333333333333" calcext:value-type="float">
            <text:p>126</text:p>
          </table:table-cell>
          <table:table-cell table:formula="of:=[.$N$1]/(([.L16])+[.$M$1])" office:value-type="float" office:value="108.992617566703" calcext:value-type="float">
            <text:p>1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8" calcext:value-type="float">
            <text:p>1.8</text:p>
          </table:table-cell>
          <table:table-cell table:formula="of:=(0.052-SQRT(0.00084*[.J17]-0.000152))/0.00042" office:value-type="float" office:value="36.0043385019725" calcext:value-type="float">
            <text:p>36</text:p>
          </table:table-cell>
          <table:table-cell table:formula="of:=(([.J17]/5)*1024)-1" office:value-type="float" office:value="367.64" calcext:value-type="float">
            <text:p>368</text:p>
          </table:table-cell>
          <table:table-cell table:formula="of:=[.K17]+93" office:value-type="float" office:value="129.004338501973" calcext:value-type="float">
            <text:p>129</text:p>
          </table:table-cell>
          <table:table-cell table:formula="of:=[.$N$1]/(([.L17])+[.$M$1])" office:value-type="float" office:value="112.335989455395" calcext:value-type="float">
            <text:p>11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7" calcext:value-type="float">
            <text:p>1.7</text:p>
          </table:table-cell>
          <table:table-cell table:formula="of:=(0.052-SQRT(0.00084*[.J18]-0.000152))/0.00042" office:value-type="float" office:value="38.7591852405155" calcext:value-type="float">
            <text:p>39</text:p>
          </table:table-cell>
          <table:table-cell table:formula="of:=(([.J18]/5)*1024)-1" office:value-type="float" office:value="347.16" calcext:value-type="float">
            <text:p>347</text:p>
          </table:table-cell>
          <table:table-cell table:formula="of:=[.K18]+93" office:value-type="float" office:value="131.759185240515" calcext:value-type="float">
            <text:p>132</text:p>
          </table:table-cell>
          <table:table-cell table:formula="of:=[.$N$1]/(([.L18])+[.$M$1])" office:value-type="float" office:value="115.890969775635" calcext:value-type="float">
            <text:p>1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6" calcext:value-type="float">
            <text:p>1.6</text:p>
          </table:table-cell>
          <table:table-cell table:formula="of:=(0.052-SQRT(0.00084*[.J19]-0.000152))/0.00042" office:value-type="float" office:value="41.6063023731806" calcext:value-type="float">
            <text:p>42</text:p>
          </table:table-cell>
          <table:table-cell table:formula="of:=(([.J19]/5)*1024)-1" office:value-type="float" office:value="326.68" calcext:value-type="float">
            <text:p>327</text:p>
          </table:table-cell>
          <table:table-cell table:formula="of:=[.K19]+93" office:value-type="float" office:value="134.606302373181" calcext:value-type="float">
            <text:p>135</text:p>
          </table:table-cell>
          <table:table-cell table:formula="of:=[.$N$1]/(([.L19])+[.$M$1])" office:value-type="float" office:value="119.678304716921" calcext:value-type="float">
            <text:p>12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table:formula="of:=(0.052-SQRT(0.00084*[.J20]-0.000152))/0.00042" office:value-type="float" office:value="44.5556334424132" calcext:value-type="float">
            <text:p>45</text:p>
          </table:table-cell>
          <table:table-cell table:formula="of:=(([.J20]/5)*1024)-1" office:value-type="float" office:value="306.2" calcext:value-type="float">
            <text:p>306</text:p>
          </table:table-cell>
          <table:table-cell table:formula="of:=[.K20]+93" office:value-type="float" office:value="137.555633442413" calcext:value-type="float">
            <text:p>138</text:p>
          </table:table-cell>
          <table:table-cell table:formula="of:=[.$N$1]/(([.L20])+[.$M$1])" office:value-type="float" office:value="123.72154404487" calcext:value-type="float">
            <text:p>12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4" calcext:value-type="float">
            <text:p>1.4</text:p>
          </table:table-cell>
          <table:table-cell table:formula="of:=(0.052-SQRT(0.00084*[.J21]-0.000152))/0.00042" office:value-type="float" office:value="47.6190476190476" calcext:value-type="float">
            <text:p>48</text:p>
          </table:table-cell>
          <table:table-cell table:formula="of:=(([.J21]/5)*1024)-1" office:value-type="float" office:value="285.72" calcext:value-type="float">
            <text:p>286</text:p>
          </table:table-cell>
          <table:table-cell table:formula="of:=[.K21]+93" office:value-type="float" office:value="140.619047619048" calcext:value-type="float">
            <text:p>141</text:p>
          </table:table-cell>
          <table:table-cell table:formula="of:=[.$N$1]/(([.L21])+[.$M$1])" office:value-type="float" office:value="128.047531243598" calcext:value-type="float">
            <text:p>1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3" calcext:value-type="float">
            <text:p>1.3</text:p>
          </table:table-cell>
          <table:table-cell table:formula="of:=(0.052-SQRT(0.00084*[.J22]-0.000152))/0.00042" office:value-type="float" office:value="50.8109061106862" calcext:value-type="float">
            <text:p>51</text:p>
          </table:table-cell>
          <table:table-cell table:formula="of:=(([.J22]/5)*1024)-1" office:value-type="float" office:value="265.24" calcext:value-type="float">
            <text:p>265</text:p>
          </table:table-cell>
          <table:table-cell table:formula="of:=[.K22]+93" office:value-type="float" office:value="143.810906110686" calcext:value-type="float">
            <text:p>144</text:p>
          </table:table-cell>
          <table:table-cell table:formula="of:=[.$N$1]/(([.L22])+[.$M$1])" office:value-type="float" office:value="132.687000212299" calcext:value-type="float">
            <text:p>1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table:formula="of:=(0.052-SQRT(0.00084*[.J23]-0.000152))/0.00042" office:value-type="float" office:value="54.1488626746296" calcext:value-type="float">
            <text:p>54</text:p>
          </table:table-cell>
          <table:table-cell table:formula="of:=(([.J23]/5)*1024)-1" office:value-type="float" office:value="244.76" calcext:value-type="float">
            <text:p>245</text:p>
          </table:table-cell>
          <table:table-cell table:formula="of:=[.K23]+93" office:value-type="float" office:value="147.14886267463" calcext:value-type="float">
            <text:p>147</text:p>
          </table:table-cell>
          <table:table-cell table:formula="of:=[.$N$1]/(([.L23])+[.$M$1])" office:value-type="float" office:value="137.675306557016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.1" calcext:value-type="float">
            <text:p>1.1</text:p>
          </table:table-cell>
          <table:table-cell table:formula="of:=(0.052-SQRT(0.00084*[.J24]-0.000152))/0.00042" office:value-type="float" office:value="57.6550286216676" calcext:value-type="float">
            <text:p>58</text:p>
          </table:table-cell>
          <table:table-cell table:formula="of:=(([.J24]/5)*1024)-1" office:value-type="float" office:value="224.28" calcext:value-type="float">
            <text:p>224</text:p>
          </table:table-cell>
          <table:table-cell table:formula="of:=[.K24]+93" office:value-type="float" office:value="150.655028621668" calcext:value-type="float">
            <text:p>151</text:p>
          </table:table-cell>
          <table:table-cell table:formula="of:=[.$N$1]/(([.L24])+[.$M$1])" office:value-type="float" office:value="143.053330281529" calcext:value-type="float">
            <text:p>14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formula="of:=(0.052-SQRT(0.00084*[.J25]-0.000152))/0.00042" office:value-type="float" office:value="61.357728339981" calcext:value-type="float">
            <text:p>61</text:p>
          </table:table-cell>
          <table:table-cell table:formula="of:=(([.J25]/5)*1024)-1" office:value-type="float" office:value="203.8" calcext:value-type="float">
            <text:p>204</text:p>
          </table:table-cell>
          <table:table-cell table:formula="of:=[.K25]+93" office:value-type="float" office:value="154.357728339981" calcext:value-type="float">
            <text:p>154</text:p>
          </table:table-cell>
          <table:table-cell table:formula="of:=[.$N$1]/(([.L25])+[.$M$1])" office:value-type="float" office:value="148.868598650258" calcext:value-type="float">
            <text:p>14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table:formula="of:=(0.052-SQRT(0.00084*[.J26]-0.000152))/0.00042" office:value-type="float" office:value="65.2942584407405" calcext:value-type="float">
            <text:p>65</text:p>
          </table:table-cell>
          <table:table-cell table:formula="of:=(([.J26]/5)*1024)-1" office:value-type="float" office:value="183.32" calcext:value-type="float">
            <text:p>183</text:p>
          </table:table-cell>
          <table:table-cell table:formula="of:=[.K26]+93" office:value-type="float" office:value="158.29425844074" calcext:value-type="float">
            <text:p>158</text:p>
          </table:table-cell>
          <table:table-cell table:formula="of:=[.$N$1]/(([.L26])+[.$M$1])" office:value-type="float" office:value="155.176694529504" calcext:value-type="float">
            <text:p>15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8" calcext:value-type="float">
            <text:p>0.8</text:p>
          </table:table-cell>
          <table:table-cell table:formula="of:=(0.052-SQRT(0.00084*[.J27]-0.000152))/0.00042" office:value-type="float" office:value="69.5154559476601" calcext:value-type="float">
            <text:p>70</text:p>
          </table:table-cell>
          <table:table-cell table:formula="of:=(([.J27]/5)*1024)-1" office:value-type="float" office:value="162.84" calcext:value-type="float">
            <text:p>163</text:p>
          </table:table-cell>
          <table:table-cell table:formula="of:=[.K27]+93" office:value-type="float" office:value="162.51545594766" calcext:value-type="float">
            <text:p>163</text:p>
          </table:table-cell>
          <table:table-cell table:formula="of:=[.$N$1]/(([.L27])+[.$M$1])" office:value-type="float" office:value="162.04303863106" calcext:value-type="float">
            <text:p>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7" calcext:value-type="float">
            <text:p>0.7</text:p>
          </table:table-cell>
          <table:table-cell table:formula="of:=(0.052-SQRT(0.00084*[.J28]-0.000152))/0.00042" office:value-type="float" office:value="74.0937785289974" calcext:value-type="float">
            <text:p>74</text:p>
          </table:table-cell>
          <table:table-cell table:formula="of:=(([.J28]/5)*1024)-1" office:value-type="float" office:value="142.36" calcext:value-type="float">
            <text:p>142</text:p>
          </table:table-cell>
          <table:table-cell table:formula="of:=[.K28]+93" office:value-type="float" office:value="167.093778528997" calcext:value-type="float">
            <text:p>167</text:p>
          </table:table-cell>
          <table:table-cell table:formula="of:=[.$N$1]/(([.L28])+[.$M$1])" office:value-type="float" office:value="169.545166832444" calcext:value-type="float">
            <text:p>17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6" calcext:value-type="float">
            <text:p>0.6</text:p>
          </table:table-cell>
          <table:table-cell table:formula="of:=(0.052-SQRT(0.00084*[.J29]-0.000152))/0.00042" office:value-type="float" office:value="79.1388975254912" calcext:value-type="float">
            <text:p>79</text:p>
          </table:table-cell>
          <table:table-cell table:formula="of:=(([.J29]/5)*1024)-1" office:value-type="float" office:value="121.88" calcext:value-type="float">
            <text:p>122</text:p>
          </table:table-cell>
          <table:table-cell table:formula="of:=[.K29]+93" office:value-type="float" office:value="172.138897525491" calcext:value-type="float">
            <text:p>172</text:p>
          </table:table-cell>
          <table:table-cell table:formula="of:=[.$N$1]/(([.L29])+[.$M$1])" office:value-type="float" office:value="177.775670806865" calcext:value-type="float">
            <text:p>17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5" calcext:value-type="float">
            <text:p>0.5</text:p>
          </table:table-cell>
          <table:table-cell table:formula="of:=(0.052-SQRT(0.00084*[.J30]-0.000152))/0.00042" office:value-type="float" office:value="84.8316534672741" calcext:value-type="float">
            <text:p>85</text:p>
          </table:table-cell>
          <table:table-cell table:formula="of:=(([.J30]/5)*1024)-1" office:value-type="float" office:value="101.4" calcext:value-type="float">
            <text:p>101</text:p>
          </table:table-cell>
          <table:table-cell table:formula="of:=[.K30]+93" office:value-type="float" office:value="177.831653467274" calcext:value-type="float">
            <text:p>178</text:p>
          </table:table-cell>
          <table:table-cell table:formula="of:=[.$N$1]/(([.L30])+[.$M$1])" office:value-type="float" office:value="186.846038863976" calcext:value-type="float">
            <text:p>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4" calcext:value-type="float">
            <text:p>0.4</text:p>
          </table:table-cell>
          <table:table-cell table:formula="of:=(0.052-SQRT(0.00084*[.J31]-0.000152))/0.00042" office:value-type="float" office:value="91.5127143660702" calcext:value-type="float">
            <text:p>92</text:p>
          </table:table-cell>
          <table:table-cell table:formula="of:=(([.J31]/5)*1024)-1" office:value-type="float" office:value="80.92" calcext:value-type="float">
            <text:p>81</text:p>
          </table:table-cell>
          <table:table-cell table:formula="of:=[.K31]+93" office:value-type="float" office:value="184.51271436607" calcext:value-type="float">
            <text:p>185</text:p>
          </table:table-cell>
          <table:table-cell table:formula="of:=[.$N$1]/(([.L31])+[.$M$1])" office:value-type="float" office:value="196.891735797543" calcext:value-type="float">
            <text:p>19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3" calcext:value-type="float">
            <text:p>0.3</text:p>
          </table:table-cell>
          <table:table-cell table:formula="of:=(0.052-SQRT(0.00084*[.J32]-0.000152))/0.00042" office:value-type="float" office:value="100" calcext:value-type="float">
            <text:p>100</text:p>
          </table:table-cell>
          <table:table-cell table:formula="of:=(([.J32]/5)*1024)-1" office:value-type="float" office:value="60.44" calcext:value-type="float">
            <text:p>60</text:p>
          </table:table-cell>
          <table:table-cell table:formula="of:=[.K32]+93" office:value-type="float" office:value="193" calcext:value-type="float">
            <text:p>193</text:p>
          </table:table-cell>
          <table:table-cell table:formula="of:=[.$N$1]/(([.L32])+[.$M$1])" office:value-type="float" office:value="208.079014537787" calcext:value-type="float">
            <text:p>20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table:formula="of:=(0.052-SQRT(0.00084*[.J33]-0.000152))/0.00042" office:value-type="float" office:value="114.285714285714" calcext:value-type="float">
            <text:p>114</text:p>
          </table:table-cell>
          <table:table-cell table:formula="of:=(([.J33]/5)*1024)-1" office:value-type="float" office:value="39.96" calcext:value-type="float">
            <text:p>40</text:p>
          </table:table-cell>
          <table:table-cell table:formula="of:=[.K33]+93" office:value-type="float" office:value="207.285714285714" calcext:value-type="float">
            <text:p>207</text:p>
          </table:table-cell>
          <table:table-cell table:formula="of:=[.$N$1]/(([.L33])+[.$M$1])" office:value-type="float" office:value="220.614189904695" calcext:value-type="float">
            <text:p>221</text:p>
          </table:table-cell>
          <table:table-cell table:number-columns-repeated="13"/>
        </table:table-row>
        <table:table-row table:style-name="ro1" table:number-rows-repeated="9">
          <table:table-cell table:number-columns-repeated="9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12"/>
          <table:table-cell table:style-name="ce3"/>
        </table:table-row>
        <table:table-row table:style-name="ro1" table:number-rows-repeated="4">
          <table:table-cell table:number-columns-repeated="9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string" calcext:value-type="string">
            <text:p>f(x) = ax^2 + bx + c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string" calcext:value-type="string">
            <text:p>A</text:p>
          </table:table-cell>
          <table:table-cell office:value-type="float" office:value="0.00021" calcext:value-type="float">
            <text:p>0.0002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string" calcext:value-type="string">
            <text:p>B</text:p>
          </table:table-cell>
          <table:table-cell office:value-type="float" office:value="-0.0515" calcext:value-type="float">
            <text:p>-0.051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string" calcext:value-type="string">
            <text:p>C</text:p>
          </table:table-cell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string" calcext:value-type="string">
            <text:p>Temp = </text:p>
          </table:table-cell>
          <table:table-cell office:value-type="string" calcext:value-type="string">
            <text:p><text:span text:style-name="T1">(0.052-SQRT(0.00084*</text:span><text:span text:style-name="T2">VOLTAGE</text:span><text:span text:style-name="T1">-0.000152))/0.00042</text:span>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string" calcext:value-type="string">
            <text:p>BEAN</text:p>
          </table:table-cell>
          <table:table-cell/>
          <table:table-cell office:value-type="string" calcext:value-type="string">
            <text:p>degree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float" office:value="57" calcext:value-type="float">
            <text:p>57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string" calcext:value-type="string">
            <text:p>Just Add 96 to get BEAN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 table:number-columns-repeated="5"/>
          <table:table-cell office:value-type="float" office:value="255" calcext:value-type="float">
            <text:p>255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37:15.980616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0:43:13.163941541</meta:creation-date>
    <dc:date>2023-04-09T11:54:58.679228853</dc:date>
    <meta:editing-duration>PT2H24M33S</meta:editing-duration>
    <meta:editing-cycles>11</meta:editing-cycles>
    <meta:generator>LibreOffice/6.4.7.2$Linux_X86_64 LibreOffice_project/40$Build-2</meta:generator>
    <meta:document-statistic meta:table-count="1" meta:cell-count="26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51cm" svg:height="13.707cm" xlink:href=".." xlink:type="simple" chart:class="chart:line" chart:style-name="ch1">
        <chart:legend chart:legend-position="end" svg:x="9.093cm" svg:y="2.434cm" style:legend-expansion="custom" chartooo:width="2.343cm" chartooo:height="1.193cm" style:legend-expansion-aspect-ratio="1.9639564124057" chart:style-name="ch2"/>
        <chart:plot-area chart:style-name="ch3" table:cell-range-address="Sheet1.B3:Sheet1.B27 Sheet1.C4:Sheet1.C27 Sheet1.D3:Sheet1.D3 Sheet1.E4:Sheet1.E27" chart:data-source-has-labels="both" svg:x="0.401cm" svg:y="0.273cm" svg:width="18.405cm" svg:height="12.176cm">
          <chartooo:coordinate-region svg:x="1.393cm" svg:y="0.472cm" svg:width="17.413cm" svg:height="11.33cm"/>
          <chart:axis chart:dimension="x" chart:name="primary-x" chart:style-name="ch4" chartooo:axis-type="auto">
            <chartooo:date-scale/>
            <chart:title svg:x="8.434cm" svg:y="12.723cm" chart:style-name="ch5">
              <text:p>Temperature 'C</text:p>
            </chart:title>
            <chart:categories table:cell-range-address="Sheet1.B4:Sheet1.B27"/>
          </chart:axis>
          <chart:axis chart:dimension="y" chart:name="primary-y" chart:style-name="ch4">
            <chart:title svg:x="0cm" svg:y="6.775cm" chart:style-name="ch6">
              <text:p>Volts</text:p>
            </chart:title>
            <chart:grid chart:style-name="ch7" chart:class="major"/>
          </chart:axis>
          <chart:series chart:style-name="ch8" chart:values-cell-range-address="Sheet1.C4:Sheet1.C27" chart:label-cell-address="Sheet1.B3:Sheet1.B3" chart:class="chart:line">
            <chart:data-point chart:repeated="24"/>
          </chart:series>
          <chart:series chart:style-name="ch9" chart:values-cell-range-address="Sheet1.E4:Sheet1.E27" chart:label-cell-address="Sheet1.D3:Sheet1.D3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s</text:p>
                <draw:g>
                  <svg:desc>Sheet1.B3:Sheet1.B3</svg:desc>
                </draw:g>
              </table:table-cell>
              <table:table-cell office:value-type="string">
                <text:p>Algo Volts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3.1">
                <text:p>3.1</text:p>
                <draw:g>
                  <svg:desc>Sheet1.B4:Sheet1.B27</svg:desc>
                </draw:g>
              </table:table-cell>
              <table:table-cell office:value-type="float" office:value="4405">
                <text:p>4405</text:p>
                <draw:g>
                  <svg:desc>Sheet1.C4:Sheet1.C27</svg:desc>
                </draw:g>
              </table:table-cell>
              <table:table-cell office:value-type="float" office:value="3.33459500378501">
                <text:p>3.33459500378501</text:p>
                <draw:g>
                  <svg:desc>Sheet1.E4:Sheet1.E27</svg:desc>
                </draw:g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3608">
                <text:p>3608</text:p>
              </table:table-cell>
              <table:table-cell office:value-type="float" office:value="3.10606060606061">
                <text:p>3.10606060606061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356">
                <text:p>2356</text:p>
              </table:table-cell>
              <table:table-cell office:value-type="float" office:value="2.585601404741">
                <text:p>2.585601404741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626">
                <text:p>1626</text:p>
              </table:table-cell>
              <table:table-cell office:value-type="float" office:value="2.12493465760585">
                <text:p>2.1249346576058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98">
                <text:p>798</text:p>
              </table:table-cell>
              <table:table-cell office:value-type="float" office:value="1.33088725817211">
                <text:p>1.3308872581721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425">
                <text:p>425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41">
                <text:p>241</text:p>
              </table:table-cell>
              <table:table-cell office:value-type="float" office:value="0.493650143383859">
                <text:p>0.493650143383859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90">
                <text:p>190</text:p>
              </table:table-cell>
              <table:table-cell office:value-type="float" office:value="0.397489539748954">
                <text:p>0.39748953974895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48">
                <text:p>148</text:p>
              </table:table-cell>
              <table:table-cell office:value-type="float" office:value="0.315161839863714">
                <text:p>0.31516183986371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2">
                <text:p>112</text:p>
              </table:table-cell>
              <table:table-cell office:value-type="float" office:value="0.242214532871972">
                <text:p>0.242214532871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03cm" svg:height="19.493cm" xlink:href=".." xlink:type="simple" chart:class="chart:line" chart:style-name="ch1">
        <chart:legend chart:legend-position="end" svg:x="10.948cm" svg:y="10.105cm" style:legend-expansion="custom" chartooo:width="8.883cm" chartooo:height="4.353cm" style:legend-expansion-aspect-ratio="2.04066161268091" chart:style-name="ch2"/>
        <chart:plot-area chart:style-name="ch3" table:cell-range-address="Sheet1.A3:Sheet1.A13 Sheet1.G3:Sheet1.H13" chart:data-source-has-labels="both" svg:x="1.001cm" svg:y="0.618cm" svg:width="24.438cm" svg:height="17.729cm">
          <chartooo:coordinate-region svg:x="1.808cm" svg:y="0.817cm" svg:width="23.352cm" svg:height="16.883cm"/>
          <chart:axis chart:dimension="x" chart:name="primary-x" chart:style-name="ch4" chartooo:axis-type="auto">
            <chartooo:date-scale/>
            <chart:categories table:cell-range-address="Sheet1.A4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4:Sheet1.G13" chart:label-cell-address="Sheet1.G3:Sheet1.G3" chart:class="chart:line">
            <chart:data-point chart:repeated="10"/>
          </chart:series>
          <chart:series chart:style-name="ch7" chart:values-cell-range-address="Sheet1.H4:Sheet1.H13" chart:label-cell-address="Sheet1.H3:Sheet1.H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XCalc</text:p>
                <draw:g>
                  <svg:desc>Sheet1.G3:Sheet1.G3</svg:desc>
                </draw:g>
              </table:table-cell>
              <table:table-cell office:value-type="string">
                <text:p>ALGO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4:Sheet1.A13</svg:desc>
                </draw:g>
              </table:table-cell>
              <table:table-cell office:value-type="float" office:value="98">
                <text:p>98</text:p>
                <draw:g>
                  <svg:desc>Sheet1.G4:Sheet1.G13</svg:desc>
                </draw:g>
              </table:table-cell>
              <table:table-cell office:value-type="float" office:value="76.1269084421428">
                <text:p>76.1269084421428</text:p>
                <draw:g>
                  <svg:desc>Sheet1.H4:Sheet1.H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80.0332225913621">
                <text:p>80.03322259136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90.6234332425068">
                <text:p>90.62343324250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102.645350973907">
                <text:p>102.6453509739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133.074303782075">
                <text:p>133.0743037820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3">
                <text:p>163</text:p>
              </table:table-cell>
              <table:table-cell office:value-type="float" office:value="165.236699146331">
                <text:p>165.2366991463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3">
                <text:p>183</text:p>
              </table:table-cell>
              <table:table-cell office:value-type="float" office:value="193.582835415535">
                <text:p>193.5828354155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204.249590259892">
                <text:p>204.249590259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03">
                <text:p>203</text:p>
              </table:table-cell>
              <table:table-cell office:value-type="float" office:value="214.362181090545">
                <text:p>214.3621810905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13">
                <text:p>213</text:p>
              </table:table-cell>
              <table:table-cell office:value-type="float" office:value="224.197662061637">
                <text:p>224.197662061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17cm" svg:height="15.692cm" xlink:href=".." xlink:type="simple" chart:class="chart:scatter" chart:style-name="ch1">
        <chart:title svg:x="13.522cm" svg:y="10.505cm" chart:style-name="ch2">
          <text:p>BEAN = 75000 / (ADC+300)</text:p>
        </chart:title>
        <chart:legend chart:legend-position="end" svg:x="13.001cm" svg:y="7.396cm" style:legend-expansion="custom" chartooo:width="5.425cm" chartooo:height="3.377cm" style:legend-expansion-aspect-ratio="1.606455433817" chart:style-name="ch3"/>
        <chart:plot-area chart:style-name="ch4" table:cell-range-address="Sheet1.K4:Sheet1.K33 Sheet1.M3:Sheet1.N33" chart:data-source-has-labels="row" svg:x="0.517cm" svg:y="0.299cm" svg:width="22.666cm" svg:height="15.099cm">
          <chartooo:coordinate-region svg:x="1.324cm" svg:y="0.498cm" svg:width="21.58cm" svg:height="14.2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33" chart:label-cell-address="Sheet1.M3:Sheet1.M3" chart:class="chart:scatter">
            <chart:domain table:cell-range-address="Sheet1.K4:Sheet1.K33"/>
            <chart:data-point chart:repeated="30"/>
          </chart:series>
          <chart:series chart:style-name="ch8" chart:values-cell-range-address="Sheet1.N4:Sheet1.N33" chart:label-cell-address="Sheet1.N3:Sheet1.N3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EAN Value Accurate</text:p>
                <draw:g>
                  <svg:desc>Sheet1.M3:Sheet1.M3</svg:desc>
                </draw:g>
              </table:table-cell>
              <table:table-cell office:value-type="string">
                <text:p>Crude BEAN Value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1030092247669">
                <text:p>5.91030092247669</text:p>
                <draw:g>
                  <svg:desc>Sheet1.K4:Sheet1.K33</svg:desc>
                </draw:g>
              </table:table-cell>
              <table:table-cell office:value-type="float" office:value="98.9103009224767">
                <text:p>98.9103009224767</text:p>
                <draw:g>
                  <svg:desc>Sheet1.M4:Sheet1.M33</svg:desc>
                </draw:g>
              </table:table-cell>
              <table:table-cell office:value-type="float" office:value="80.3101040818949">
                <text:p>80.3101040818949</text:p>
                <draw:g>
                  <svg:desc>Sheet1.N4:Sheet1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47380375272">
                <text:p>7.947380375272</text:p>
              </table:table-cell>
              <table:table-cell office:value-type="float" office:value="100.947380375272">
                <text:p>100.947380375272</text:p>
              </table:table-cell>
              <table:table-cell office:value-type="float" office:value="82.110794832494">
                <text:p>82.110794832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209224252522">
                <text:p>10.0209224252522</text:p>
              </table:table-cell>
              <table:table-cell office:value-type="float" office:value="103.020922425252">
                <text:p>103.020922425252</text:p>
              </table:table-cell>
              <table:table-cell office:value-type="float" office:value="83.9940868162881">
                <text:p>83.9940868162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1329580994422">
                <text:p>12.1329580994422</text:p>
              </table:table-cell>
              <table:table-cell office:value-type="float" office:value="105.132958099442">
                <text:p>105.132958099442</text:p>
              </table:table-cell>
              <table:table-cell office:value-type="float" office:value="85.9657970748705">
                <text:p>85.9657970748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07.285714285714">
                <text:p>107.285714285714</text:p>
              </table:table-cell>
              <table:table-cell office:value-type="float" office:value="88.0323019860087">
                <text:p>88.0323019860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481641242051">
                <text:p>16.481641242051</text:p>
              </table:table-cell>
              <table:table-cell office:value-type="float" office:value="109.481641242051">
                <text:p>109.481641242051</text:p>
              </table:table-cell>
              <table:table-cell office:value-type="float" office:value="90.2006061480733">
                <text:p>90.2006061480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7234452823147">
                <text:p>18.7234452823147</text:p>
              </table:table-cell>
              <table:table-cell office:value-type="float" office:value="111.723445282315">
                <text:p>111.723445282315</text:p>
              </table:table-cell>
              <table:table-cell office:value-type="float" office:value="92.478421701603">
                <text:p>92.478421701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0141278813195">
                <text:p>21.0141278813195</text:p>
              </table:table-cell>
              <table:table-cell office:value-type="float" office:value="114.01412788132">
                <text:p>114.01412788132</text:p>
              </table:table-cell>
              <table:table-cell office:value-type="float" office:value="94.8742599807722">
                <text:p>94.8742599807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3570328108144">
                <text:p>23.3570328108144</text:p>
              </table:table-cell>
              <table:table-cell office:value-type="float" office:value="116.357032810814">
                <text:p>116.357032810814</text:p>
              </table:table-cell>
              <table:table-cell office:value-type="float" office:value="97.3975377902447">
                <text:p>97.3975377902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559034191714">
                <text:p>25.7559034191714</text:p>
              </table:table-cell>
              <table:table-cell office:value-type="float" office:value="118.755903419171">
                <text:p>118.755903419171</text:p>
              </table:table-cell>
              <table:table-cell office:value-type="float" office:value="100.058701104648">
                <text:p>100.05870110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2149528576918">
                <text:p>28.2149528576918</text:p>
              </table:table-cell>
              <table:table-cell office:value-type="float" office:value="121.214952857692">
                <text:p>121.214952857692</text:p>
              </table:table-cell>
              <table:table-cell office:value-type="float" office:value="102.869369616503">
                <text:p>102.869369616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738951020514">
                <text:p>30.738951020514</text:p>
              </table:table-cell>
              <table:table-cell office:value-type="float" office:value="123.738951020514">
                <text:p>123.738951020514</text:p>
              </table:table-cell>
              <table:table-cell office:value-type="float" office:value="105.84250635055">
                <text:p>105.84250635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08.992617566703">
                <text:p>108.992617566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0043385019725">
                <text:p>36.0043385019725</text:p>
              </table:table-cell>
              <table:table-cell office:value-type="float" office:value="129.004338501973">
                <text:p>129.004338501973</text:p>
              </table:table-cell>
              <table:table-cell office:value-type="float" office:value="112.335989455395">
                <text:p>112.335989455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7591852405155">
                <text:p>38.7591852405155</text:p>
              </table:table-cell>
              <table:table-cell office:value-type="float" office:value="131.759185240515">
                <text:p>131.759185240515</text:p>
              </table:table-cell>
              <table:table-cell office:value-type="float" office:value="115.890969775635">
                <text:p>115.890969775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6063023731806">
                <text:p>41.6063023731806</text:p>
              </table:table-cell>
              <table:table-cell office:value-type="float" office:value="134.606302373181">
                <text:p>134.606302373181</text:p>
              </table:table-cell>
              <table:table-cell office:value-type="float" office:value="119.678304716921">
                <text:p>119.678304716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5556334424132">
                <text:p>44.5556334424132</text:p>
              </table:table-cell>
              <table:table-cell office:value-type="float" office:value="137.555633442413">
                <text:p>137.555633442413</text:p>
              </table:table-cell>
              <table:table-cell office:value-type="float" office:value="123.72154404487">
                <text:p>123.72154404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6190476190476">
                <text:p>47.6190476190476</text:p>
              </table:table-cell>
              <table:table-cell office:value-type="float" office:value="140.619047619048">
                <text:p>140.619047619048</text:p>
              </table:table-cell>
              <table:table-cell office:value-type="float" office:value="128.047531243598">
                <text:p>128.047531243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8109061106862">
                <text:p>50.8109061106862</text:p>
              </table:table-cell>
              <table:table-cell office:value-type="float" office:value="143.810906110686">
                <text:p>143.810906110686</text:p>
              </table:table-cell>
              <table:table-cell office:value-type="float" office:value="132.687000212299">
                <text:p>132.687000212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1488626746296">
                <text:p>54.1488626746296</text:p>
              </table:table-cell>
              <table:table-cell office:value-type="float" office:value="147.14886267463">
                <text:p>147.14886267463</text:p>
              </table:table-cell>
              <table:table-cell office:value-type="float" office:value="137.675306557016">
                <text:p>137.675306557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6550286216676">
                <text:p>57.6550286216676</text:p>
              </table:table-cell>
              <table:table-cell office:value-type="float" office:value="150.655028621668">
                <text:p>150.655028621668</text:p>
              </table:table-cell>
              <table:table-cell office:value-type="float" office:value="143.053330281529">
                <text:p>143.053330281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357728339981">
                <text:p>61.357728339981</text:p>
              </table:table-cell>
              <table:table-cell office:value-type="float" office:value="154.357728339981">
                <text:p>154.357728339981</text:p>
              </table:table-cell>
              <table:table-cell office:value-type="float" office:value="148.868598650258">
                <text:p>148.868598650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2942584407405">
                <text:p>65.2942584407405</text:p>
              </table:table-cell>
              <table:table-cell office:value-type="float" office:value="158.29425844074">
                <text:p>158.29425844074</text:p>
              </table:table-cell>
              <table:table-cell office:value-type="float" office:value="155.176694529504">
                <text:p>155.176694529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.5154559476601">
                <text:p>69.5154559476601</text:p>
              </table:table-cell>
              <table:table-cell office:value-type="float" office:value="162.51545594766">
                <text:p>162.51545594766</text:p>
              </table:table-cell>
              <table:table-cell office:value-type="float" office:value="162.04303863106">
                <text:p>162.04303863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0937785289974">
                <text:p>74.0937785289974</text:p>
              </table:table-cell>
              <table:table-cell office:value-type="float" office:value="167.093778528997">
                <text:p>167.093778528997</text:p>
              </table:table-cell>
              <table:table-cell office:value-type="float" office:value="169.545166832444">
                <text:p>169.545166832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388975254912">
                <text:p>79.1388975254912</text:p>
              </table:table-cell>
              <table:table-cell office:value-type="float" office:value="172.138897525491">
                <text:p>172.138897525491</text:p>
              </table:table-cell>
              <table:table-cell office:value-type="float" office:value="177.775670806865">
                <text:p>177.775670806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8316534672741">
                <text:p>84.8316534672741</text:p>
              </table:table-cell>
              <table:table-cell office:value-type="float" office:value="177.831653467274">
                <text:p>177.831653467274</text:p>
              </table:table-cell>
              <table:table-cell office:value-type="float" office:value="186.846038863976">
                <text:p>186.846038863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5127143660702">
                <text:p>91.5127143660702</text:p>
              </table:table-cell>
              <table:table-cell office:value-type="float" office:value="184.51271436607">
                <text:p>184.51271436607</text:p>
              </table:table-cell>
              <table:table-cell office:value-type="float" office:value="196.891735797543">
                <text:p>196.891735797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208.079014537787">
                <text:p>208.079014537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207.285714285714">
                <text:p>207.285714285714</text:p>
              </table:table-cell>
              <table:table-cell office:value-type="float" office:value="220.614189904695">
                <text:p>220.6141899046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